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6">
      <style:text-properties fo:font-weight="normal" style:font-weight-asian="normal" style:font-weight-complex="normal"/>
    </style:style>
    <style:style style:name="P11" style:family="paragraph" style:parent-style-name="Standard" style:list-style-name="L6"/>
    <style:style style:name="P1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style:font-size-asian="16pt" style:font-size-complex="16pt"/>
    </style:style>
    <style:style style:name="P15" style:family="paragraph" style:parent-style-name="Standard">
      <style:paragraph-properties fo:margin-left="1.924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L5">
      <style:paragraph-properties fo:margin-left="1.997cm" fo:margin-right="0cm" fo:text-indent="-0.025cm" style:auto-text-indent="false">
        <style:tab-stops>
          <style:tab-stop style:position="-0.626cm"/>
          <style:tab-stop style:position="0.457cm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 style:list-style-name="L5">
      <style:paragraph-properties fo:margin-left="2.058cm" fo:margin-right="0cm" fo:text-indent="0cm" style:auto-text-indent="false">
        <style:tab-stops>
          <style:tab-stop style:position="-0.626cm"/>
          <style:tab-stop style:position="-0.217cm"/>
        </style:tab-stops>
      </style:paragraph-properties>
    </style:style>
    <style:style style:name="P18" style:family="paragraph" style:parent-style-name="Standard" style:list-style-name="L5">
      <style:paragraph-properties fo:margin-left="2.058cm" fo:margin-right="0cm" fo:text-indent="0cm" style:auto-text-indent="false">
        <style:tab-stops>
          <style:tab-stop style:position="-0.626cm"/>
          <style:tab-stop style:position="-0.168cm"/>
        </style:tab-stops>
      </style:paragraph-properties>
    </style:style>
    <style:style style:name="P19" style:family="paragraph" style:parent-style-name="Standard">
      <style:paragraph-properties fo:margin-left="2.058cm" fo:margin-right="0cm" fo:text-indent="0cm" style:auto-text-indent="false">
        <style:tab-stops>
          <style:tab-stop style:position="-0.626cm"/>
          <style:tab-stop style:position="-0.168cm"/>
          <style:tab-stop style:position="-0.025cm"/>
        </style:tab-stops>
      </style:paragraph-properties>
    </style:style>
    <style:style style:name="P20" style:family="paragraph" style:parent-style-name="Standard" style:list-style-name="L5">
      <style:paragraph-properties fo:margin-left="2.058cm" fo:margin-right="0cm" fo:text-indent="0cm" style:auto-text-indent="false">
        <style:tab-stops>
          <style:tab-stop style:position="-0.626cm"/>
          <style:tab-stop style:position="-0.168cm"/>
          <style:tab-stop style:position="-0.025cm"/>
        </style:tab-stops>
      </style:paragraph-properties>
    </style:style>
    <style:style style:name="P21" style:family="paragraph" style:parent-style-name="Standard">
      <style:paragraph-properties fo:margin-left="2.058cm" fo:margin-right="0cm" fo:text-indent="0cm" style:auto-text-indent="false">
        <style:tab-stops>
          <style:tab-stop style:position="-0.626cm"/>
          <style:tab-stop style:position="-0.168cm"/>
          <style:tab-stop style:position="-0.025cm"/>
        </style:tab-stops>
      </style:paragraph-properties>
      <style:text-properties fo:font-weight="normal" style:font-weight-asian="normal" style:font-weight-complex="normal"/>
    </style:style>
    <style:style style:name="P22" style:family="paragraph" style:parent-style-name="Standard" style:list-style-name="L5">
      <style:paragraph-properties fo:margin-left="2.058cm" fo:margin-right="0cm" fo:text-indent="0cm" style:auto-text-indent="false">
        <style:tab-stops>
          <style:tab-stop style:position="-0.626cm"/>
          <style:tab-stop style:position="-0.168cm"/>
          <style:tab-stop style:position="-0.025cm"/>
        </style:tab-stops>
      </style:paragraph-properties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1.49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2">Database of invoice=&gt; </text:span></text:p>
      <text:p text:style-name="P1"><text:s text:c="15"/></text:p>
      <text:p text:style-name="P1"/>
      <text:p text:style-name="P1"><text:s text:c="5"/>1)users <text:s text:c="2"/></text:p>
      <text:p text:style-name="P1"><text:s text:c="5"/>2)invoices</text:p>
      <text:p text:style-name="P1"><text:s text:c="5"/>3)estimates</text:p>
      <text:p text:style-name="P1"><text:s text:c="5"/>4)recurrings</text:p>
      <text:p text:style-name="P1"><text:s text:c="5"/>5)categories</text:p>
      <text:p text:style-name="P1"><text:s text:c="5"/>6)expenses</text:p>
      <text:p text:style-name="P1"><text:s text:c="5"/>7)products</text:p>
      <text:p text:style-name="P1"><text:s text:c="5"/>8)projects</text:p>
      <text:p text:style-name="P1"><text:s text:c="5"/>9)tasks</text:p>
      <text:p text:style-name="P1"><text:s text:c="4"/>10)clients</text:p>
      <text:p text:style-name="P1"><text:s text:c="4"/>11)currencies</text:p>
      <text:p text:style-name="P1"><text:s text:c="4"/>12)templates</text:p>
      <text:p text:style-name="P1"><text:s text:c="4"/>13)taxes</text:p>
      <text:p text:style-name="P1"><text:s text:c="4"/>14)late_fees</text:p>
      <text:p text:style-name="P1"><text:s text:c="4"/>15)frequencies</text:p>
      <text:p text:style-name="P1"><text:s text:c="4"/>16)company_professions</text:p>
      <text:p text:style-name="P1"><text:s text:c="4"/>17)countries</text:p>
      <text:p text:style-name="P1"><text:s text:c="4"/>18)membership_plans</text:p>
      <text:p text:style-name="P1"><text:s text:c="4"/>19)time_zones</text:p>
      <text:p text:style-name="P1"><text:s text:c="4"/>20)date_formats</text:p>
      <text:p text:style-name="P1"><text:s text:c="4"/>21)services</text:p>
      <text:p text:style-name="P1"><text:s text:c="4"/>22)payment_terms</text:p>
      <text:p text:style-name="P1"><text:s text:c="4"/>23)staffs </text:p>
      <text:p text:style-name="P1"><text:s text:c="4"/>24)logo's_and_images</text:p>
      <text:p text:style-name="P1"><text:s text:c="4"/>25)reminders</text:p>
      <text:p text:style-name="P1"><text:s text:c="4"/>26)notifications</text:p>
      <text:p text:style-name="P1"><text:s text:c="4"/>27)mails</text:p>
      <text:p text:style-name="P1"><text:s text:c="4"/>28)additional_charges</text:p>
      <text:p text:style-name="P1"><text:s text:c="4"/>29)settings</text:p>
      <text:p text:style-name="P1"><text:s text:c="4"/>30)payment_histories</text:p>
      <text:p text:style-name="P1"><text:s text:c="4"/>31)payment_gateway_services</text:p>
      <text:p text:style-name="P1"><text:s text:c="4"/>32)offline_payment_modes</text:p>
      <text:p text:style-name="P1"><text:s text:c="4"/>33)templates_customizations</text:p>
      <text:p text:style-name="P1"><text:s text:c="4"/>34)palceholders</text:p>
      <text:p text:style-name="P1"/>
      <text:p text:style-name="P1"/>
      <text:p text:style-name="P15"/>
      <text:p text:style-name="P1"/>
      <text:p text:style-name="P1"/>
      <text:p text:style-name="Standard"><text:span text:style-name="T1"><text:s text:c="25"/></text:span><text:span text:style-name="T6"><text:s text:c="28"/></text:span><text:span text:style-name="T7">Associations</text:span></text:p>
      <text:p text:style-name="P1"/>
      <text:p text:style-name="P1"><text:span text:style-name="T8">User=&gt;</text:span><text:span text:style-name="T11"> <text:s text:c="3"/></text:span><text:s/></text:p>
      <text:list xml:id="list2102976852" text:style-name="L2">
        <text:list-item>
          <text:list>
            <text:list-item>
              <text:list>
                <text:list-header>
                  <text:p text:style-name="P8"><text:s/>1) user has many clients. </text:p>
                  <text:p text:style-name="P8"><text:s/>2) user belongs_to company_professions.</text:p>
                  <text:p text:style-name="P8"><text:s/>3) user belongs_to <text:s/>membership_plan.</text:p>
                </text:list-header>
              </text:list>
            </text:list-item>
          </text:list>
        </text:list-item>
      </text:list>
      <text:p text:style-name="P2"><text:s text:c="25"/>4) user belongs_to country. </text:p>
      <text:p text:style-name="P2"><text:s text:c="25"/>5) user belongs_to default_time_zone. </text:p>
      <text:p text:style-name="P2"><text:s text:c="25"/>6) user belongs_to date_format. </text:p>
      <text:p text:style-name="Standard"><text:soft-page-break/><text:span text:style-name="T3"><text:s text:c="25"/>7) user belongs_to currency.</text:span><text:span text:style-name="T1"> <text:s/></text:span></text:p>
      <text:p text:style-name="Standard"><text:span text:style-name="T3"><text:s text:c="25"/>8) user belongs_to company size.</text:span><text:span text:style-name="T1"> </text:span></text:p>
      <text:list xml:id="list679817397" text:style-name="L5">
        <text:list-item>
          <text:list>
            <text:list-item>
              <text:list>
                <text:list-item>
                  <text:list>
                    <text:list-header>
                      <text:p text:style-name="P16"><text:s text:c="6"/>9) user has_many invoices. </text:p>
                      <text:p text:style-name="P17"><text:s text:c="4"/>10) user<text:span text:style-name="T3"> has_many estimates. </text:span></text:p>
                      <text:p text:style-name="P18"><text:s text:c="4"/>11) user <text:span text:style-name="T3">has_many recurring.</text:span></text:p>
                      <text:p text:style-name="P20"><text:s text:c="4"/>12) user<text:span text:style-name="T1"> </text:span><text:span text:style-name="T3">has_many projects. </text:span></text:p>
                      <text:p text:style-name="P22"><text:s text:c="4"/>13) user has_many products.</text:p>
                    </text:list-header>
                  </text:list>
                </text:list-item>
              </text:list>
            </text:list-item>
          </text:list>
        </text:list-item>
      </text:list>
      <text:p text:style-name="P21"><text:s text:c="4"/>14) user has_many services.</text:p>
      <text:p text:style-name="P19"><text:span text:style-name="T1"><text:s text:c="4"/></text:span><text:span text:style-name="T3">15) user has_many payment_history.</text:span></text:p>
      <text:p text:style-name="P19"><text:span text:style-name="T3"/></text:p>
      <text:p text:style-name="P19"><text:span text:style-name="T3"/></text:p>
      <text:p text:style-name="P12">clients=&gt;</text:p>
      <text:list xml:id="list11015702141" text:style-name="L1">
        <text:list-item>
          <text:list>
            <text:list-item>
              <text:list>
                <text:list-header>
                  <text:p text:style-name="P7">1) clients has_many invoices. </text:p>
                  <text:p text:style-name="P7">2) clients has_many estimates. <text:s/></text:p>
                  <text:p text:style-name="P7">3) clients has_many recurring. </text:p>
                  <text:p text:style-name="P5"><text:span text:style-name="T3">4) clients belongs_to country.</text:span></text:p>
                  <text:p text:style-name="P5"><text:span text:style-name="T3">5) clients belongs_to company_professions.</text:span></text:p>
                  <text:p text:style-name="P7">6) clients has_many projects. <text:s/></text:p>
                  <text:p text:style-name="P7">7) client belongs_to user. </text:p>
                  <text:p text:style-name="P5"><text:span text:style-name="T3">8) client belongs_to currency. </text:span></text:p>
                </text:list-header>
              </text:list>
            </text:list-item>
          </text:list>
        </text:list-item>
      </text:list>
      <text:p text:style-name="P2"><text:s text:c="24"/>9) client has_many staff.</text:p>
      <text:p text:style-name="P2"><text:s text:c="7"/></text:p>
      <text:p text:style-name="P2"><text:span text:style-name="T1"><text:s/></text:span><text:span text:style-name="T6">invoice=&gt;</text:span></text:p>
      <text:p text:style-name="P2"><text:span text:style-name="T1"><text:s text:c="23"/></text:span>1) invoice belongs_to clients. </text:p>
      <text:p text:style-name="P2"><text:tab/> <text:s text:c="10"/>2) invoice belongs_to user. </text:p>
      <text:p text:style-name="P2"><text:s text:c="23"/>3) invoice has_many <text:s/>products. </text:p>
      <text:p text:style-name="P2"><text:s text:c="23"/>4) invoice has_one templates. <text:s/><text:span text:style-name="T1">Polymorphic true #2. </text:span></text:p>
      <text:p text:style-name="P2"><text:s text:c="23"/>5) invoice belongs_to payment_terms. </text:p>
      <text:p text:style-name="P2"><text:s text:c="23"/>6) invoice belongs_to late fee. <text:s/></text:p>
      <text:p text:style-name="P2"><text:s text:c="23"/>7) invoice belongs_to tax. </text:p>
      <text:p text:style-name="P2"><text:s text:c="23"/>8) invoice belongs_to email.</text:p>
      <text:p text:style-name="P2"/>
      <text:p text:style-name="P2"/>
      <text:p text:style-name="P2"><text:s/><text:span text:style-name="T6">Estimate=&gt;</text:span></text:p>
      <text:p text:style-name="P2"><text:span text:style-name="T1"><text:s text:c="22"/></text:span>1) estimate belongs_to clients. </text:p>
      <text:p text:style-name="P2"><text:s text:c="22"/>2) estimate belongs_to user. T</text:p>
      <text:p text:style-name="P2"><text:s text:c="22"/>3) estimate has_many products. <text:span text:style-name="T1">Polymorphic true #1. </text:span></text:p>
      <text:p text:style-name="P2"><text:s text:c="22"/>4) estimate has_one templates. <text:s/><text:span text:style-name="T1">Polymorphic true #2. </text:span></text:p>
      <text:p text:style-name="P2"><text:s text:c="22"/>5) estimate belongs_to tax. </text:p>
      <text:p text:style-name="P2"><text:s text:c="22"/>6) estimate belongs_to mail.</text:p>
      <text:p text:style-name="P2"><text:s text:c="4"/></text:p>
      <text:p text:style-name="P13"><text:span text:style-name="T1">Recurring=&gt;</text:span></text:p>
      <text:p text:style-name="P2"><text:span text:style-name="T1"><text:s text:c="21"/></text:span>1) recurring belongs_to clients.</text:p>
      <text:p text:style-name="P2"><text:s text:c="21"/>2) recurring belongs_to user. </text:p>
      <text:p text:style-name="P2"><text:s text:c="21"/>3) recurring has_many products.<text:span text:style-name="T1">Polymorphic true #1. </text:span></text:p>
      <text:p text:style-name="P2"><text:s text:c="21"/>4) recurring has_one templates.<text:span text:style-name="T1">Polymorphic true #2. </text:span></text:p>
      <text:p text:style-name="P2"><text:s text:c="21"/>5) recurring belongs_to tax.</text:p>
      <text:p text:style-name="P2"><text:s text:c="21"/>6) recurring belongs_to frequency. </text:p>
      <text:p text:style-name="P2"><text:s text:c="21"/>7) recurring belongs_to late fee. <text:s text:c="12"/></text:p>
      <text:p text:style-name="P2"/>
      <text:p text:style-name="P2"><text:s text:c="5"/></text:p>
      <text:p text:style-name="P2"><text:soft-page-break/><text:s text:c="4"/></text:p>
      <text:p text:style-name="P13"><text:span text:style-name="T1">Expenses=&gt;</text:span></text:p>
      <text:p text:style-name="P2"><text:span text:style-name="T1"><text:s text:c="22"/></text:span>1) expense belongs_to category.</text:p>
      <text:p text:style-name="P2"><text:s text:c="22"/>2) expenses belongs_to user. </text:p>
      <text:p text:style-name="P2"><text:s text:c="22"/>3) expenses belongs_to client.</text:p>
      <text:p text:style-name="P2"><text:s text:c="22"/>4) expense belongs_to project. </text:p>
      <text:p text:style-name="P2"><text:s text:c="22"/>5) expenses belongs_to frequency.</text:p>
      <text:p text:style-name="P2"><text:span text:style-name="T1"><text:s text:c="19"/></text:span><text:s text:c="3"/>6) expenses belongs_to tax.</text:p>
      <text:p text:style-name="P2"><text:span text:style-name="T1"><text:s text:c="19"/></text:span></text:p>
      <text:p text:style-name="P2"><text:s text:c="6"/></text:p>
      <text:p text:style-name="P13"><text:span text:style-name="T1">Product=&gt;</text:span></text:p>
      <text:p text:style-name="P2"><text:span text:style-name="T1"><text:s text:c="24"/></text:span>1) product belongs_to tax.</text:p>
      <text:p text:style-name="P2"><text:tab/><text:tab/>2) product belongs_to user.</text:p>
      <text:p text:style-name="P2"><text:s text:c="24"/>3) product belongs_to recurring.<text:span text:style-name="T1">Polymorphic true #1. </text:span></text:p>
      <text:p text:style-name="P2"><text:s text:c="24"/>4) product belongs_to invoice.<text:span text:style-name="T1">Polymorphic true #1. </text:span></text:p>
      <text:p text:style-name="P2"><text:span text:style-name="T1"><text:s text:c="22"/></text:span><text:s text:c="2"/>5) product belongs_to estimate.<text:span text:style-name="T1">Polymorphic true #1. </text:span></text:p>
      <text:p text:style-name="P2"><text:span text:style-name="T1"><text:s text:c="22"/></text:span><text:s text:c="2"/>6) product belongs_to tax.</text:p>
      <text:p text:style-name="P2"><text:s text:c="24"/>7) product belongs_to currency.<text:span text:style-name="T1"> </text:span></text:p>
      <text:p text:style-name="P2"/>
      <text:p text:style-name="P13"><text:span text:style-name="T1">Service=&gt;</text:span></text:p>
      <text:p text:style-name="P2"><text:span text:style-name="T1"><text:s text:c="24"/></text:span>1) service belongs_to tax.</text:p>
      <text:p text:style-name="P2"><text:s text:c="24"/>2) service belongs_to user.</text:p>
      <text:p text:style-name="P2"><text:s text:c="24"/>3) service belongs_to client.</text:p>
      <text:p text:style-name="P2"><text:s text:c="2"/></text:p>
      <text:p text:style-name="P2"/>
      <text:p text:style-name="P13"><text:span text:style-name="T1">Projects=&gt; </text:span></text:p>
      <text:p text:style-name="P2"><text:span text:style-name="T1"><text:s text:c="22"/></text:span><text:s/>1) project belongs_to client.</text:p>
      <text:p text:style-name="P2"><text:s text:c="23"/>2) project belongs_to project_manager(user and staff).</text:p>
      <text:p text:style-name="P2"><text:s text:c="23"/>3) project has_and_belongs_to_many task.</text:p>
      <text:p text:style-name="P2"><text:s text:c="23"/>4) project has_many assing staff.</text:p>
      <text:p text:style-name="P2"><text:s text:c="23"/>5) projects belongs_to user.</text:p>
      <text:p text:style-name="P2"><text:s/></text:p>
      <text:p text:style-name="P2"><text:s text:c="7"/></text:p>
      <text:p text:style-name="P13"><text:span text:style-name="T1">Task=&gt;</text:span></text:p>
      <text:p text:style-name="P2"><text:span text:style-name="T1"><text:s text:c="23"/></text:span>1) task has_and_belongs_to_many projects.</text:p>
      <text:p text:style-name="P2"><text:s text:c="23"/>2) task belongs_to users. <text:s text:c="8"/></text:p>
      <text:p text:style-name="P1"><text:s text:c="5"/></text:p>
      <text:p text:style-name="P1"><text:s text:c="10"/></text:p>
      <text:p text:style-name="P2"><text:s text:c="17"/></text:p>
      <text:p text:style-name="P1"/>
      <text:p text:style-name="P12">Country=&gt;</text:p>
      <text:p text:style-name="Standard"><text:span text:style-name="T1"><text:s text:c="22"/></text:span><text:span text:style-name="T3">1) country has_many timezone.</text:span></text:p>
      <text:p text:style-name="P2"><text:s text:c="22"/>2) country has_one currency.</text:p>
      <text:p text:style-name="P2"><text:s text:c="22"/>3) country has_many clients. </text:p>
      <text:p text:style-name="P2"><text:s text:c="22"/>4) country has_many user. </text:p>
      <text:p text:style-name="P2"><text:span text:style-name="T1"><text:s text:c="19"/></text:span><text:s text:c="3"/>6) country has_many staff.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4"><text:soft-page-break/><text:span text:style-name="T1">Timezone=&gt;</text:span></text:p>
      <text:p text:style-name="Standard"><text:span text:style-name="T1"><text:s text:c="18"/></text:span><text:span text:style-name="T3"><text:s text:c="4"/>1) timezone belongs_to country.</text:span></text:p>
      <text:p text:style-name="P2"><text:s text:c="22"/>2) timezone belongs_to clients.</text:p>
      <text:p text:style-name="P2"><text:s text:c="18"/></text:p>
      <text:p text:style-name="P2"><text:s text:c="2"/></text:p>
      <text:p text:style-name="P2"/>
      <text:p text:style-name="P14"><text:span text:style-name="T1">Currency=&gt;</text:span></text:p>
      <text:p text:style-name="Standard"><text:span text:style-name="T1"><text:s text:c="22"/></text:span><text:span text:style-name="T3">1) currency belongs_to country.</text:span></text:p>
      <text:p text:style-name="P2"><text:s text:c="22"/>2) currency has_many clients.</text:p>
      <text:p text:style-name="P2"><text:s text:c="22"/>3) currency has_many users.</text:p>
      <text:p text:style-name="P1"><text:s text:c="2"/></text:p>
      <text:p text:style-name="Standard"/>
      <text:p text:style-name="Standard"/>
      <text:p text:style-name="P14"><text:span text:style-name="T1">Company_profession=&gt;</text:span></text:p>
      <text:p text:style-name="Standard"><text:span text:style-name="T1"><text:s text:c="21"/></text:span><text:span text:style-name="T3"><text:s/>1) company_profession has_many users.</text:span></text:p>
      <text:p text:style-name="P2"><text:s text:c="22"/>2) company_profession has_many clients.</text:p>
      <text:p text:style-name="P2"><text:s text:c="2"/></text:p>
      <text:p text:style-name="Standard"><text:span text:style-name="T3"/></text:p>
      <text:p text:style-name="P14"><text:span text:style-name="T1">Logo's and image's=&gt;</text:span></text:p>
      <text:p text:style-name="Standard"><text:span text:style-name="T1"><text:s text:c="22"/></text:span><text:span text:style-name="T3">1) </text:span><text:span text:style-name="T1">polymorpic true #3.T</text:span></text:p>
      <text:p text:style-name="P2"/>
      <text:p text:style-name="P2"><text:s text:c="11"/></text:p>
      <text:p text:style-name="P2"><text:s text:c="4"/></text:p>
      <text:p text:style-name="P14"><text:span text:style-name="T1">Payment_terms=&gt;</text:span></text:p>
      <text:p text:style-name="Standard"><text:span text:style-name="T1"><text:s text:c="18"/></text:span><text:span text:style-name="T3"><text:s text:c="4"/>1) payment_terms belongs_to invoice.</text:span></text:p>
      <text:p text:style-name="P2"/>
      <text:p text:style-name="P2"/>
      <text:p text:style-name="P14"><text:span text:style-name="T1">Templates=&gt;</text:span></text:p>
      <text:p text:style-name="Standard"><text:span text:style-name="T1"><text:s text:c="17"/></text:span><text:span text:style-name="T3"><text:s text:c="5"/>1) templates belongs_to invoices.</text:span><text:span text:style-name="T1">Polymorphic true #2. </text:span></text:p>
      <text:p text:style-name="P2"><text:s text:c="22"/>2) templates belongs_to estimates.<text:span text:style-name="T1">Polymorphic true #2. </text:span></text:p>
      <text:p text:style-name="P2"><text:s text:c="22"/>3) templates belongs_to recurring.<text:span text:style-name="T1">Polymorphic true #2. </text:span></text:p>
      <text:p text:style-name="P2"/>
      <text:p text:style-name="P2"/>
      <text:p text:style-name="P2"/>
      <text:p text:style-name="P2"/>
      <text:p text:style-name="P14"><text:span text:style-name="T1">Category=&gt;</text:span></text:p>
      <text:p text:style-name="Standard"><text:span text:style-name="T1"><text:s text:c="18"/></text:span><text:span text:style-name="T3"><text:s text:c="4"/>1) category has_many expenses.</text:span></text:p>
      <text:p text:style-name="P2"/>
      <text:p text:style-name="P2"/>
      <text:p text:style-name="Standard"><text:span text:style-name="T6">Tax=&gt;</text:span></text:p>
      <text:p text:style-name="P2"><text:s text:c="22"/>1) tax has_many invoices.</text:p>
      <text:p text:style-name="P2"><text:s text:c="22"/>2) tax has_many estimates.</text:p>
      <text:p text:style-name="P2"><text:s text:c="22"/>3) tax has_many recurring.</text:p>
      <text:p text:style-name="P2"><text:s text:c="22"/>4) tax has_many products.</text:p>
      <text:p text:style-name="P2"><text:s text:c="22"/>5) tax has_many services.</text:p>
      <text:p text:style-name="P2"/>
      <text:p text:style-name="P2"><text:s/></text:p>
      <text:p text:style-name="P2"/>
      <text:p text:style-name="P2"/>
      <text:p text:style-name="Standard"><text:soft-page-break/><text:span text:style-name="T6">Staff=&gt;</text:span><text:span text:style-name="T1"> <text:s text:c="2"/></text:span></text:p>
      <text:p text:style-name="Standard"><text:span text:style-name="T1"><text:s text:c="21"/></text:span><text:span text:style-name="T3">1) staff belongs_to client . <text:s/></text:span></text:p>
      <text:p text:style-name="P2"><text:s text:c="21"/>2) staff belongs_to user.</text:p>
      <text:p text:style-name="P2"><text:s text:c="21"/>3) user give permissions to staff.</text:p>
      <text:p text:style-name="P2"><text:s text:c="7"/></text:p>
      <text:p text:style-name="P13"><text:span text:style-name="T1">Late_fee=&gt;</text:span></text:p>
      <text:list xml:id="list885309422" text:style-name="L6">
        <text:list-item>
          <text:list>
            <text:list-header>
              <text:p text:style-name="P10"><text:s text:c="3"/>1) late_fee has_many invoice. </text:p>
              <text:p text:style-name="P10"><text:s text:c="3"/>2) late_fee belongs_to user.</text:p>
              <text:p text:style-name="P11"><text:span text:style-name="T3"><text:s text:c="3"/>3) late_fee has_many recurring. <text:s text:c="4"/></text:span><text:span text:style-name="T1"><text:s/></text:span></text:p>
            </text:list-header>
          </text:list>
        </text:list-item>
      </text:list>
      <text:p text:style-name="P2"/>
      <text:p text:style-name="P2"/>
      <text:p text:style-name="P2"/>
      <text:p text:style-name="P13"><text:span text:style-name="T1">Frequency=&gt;</text:span></text:p>
      <text:p text:style-name="P2"><text:s text:c="21"/>1) frequency has_many recurring. </text:p>
      <text:p text:style-name="P2"><text:s text:c="21"/>2) frequency has_many expenses.</text:p>
      <text:p text:style-name="P2"><text:s text:c="21"/>3) frequency has_many user.</text:p>
      <text:p text:style-name="P2"/>
      <text:p text:style-name="P2"/>
      <text:p text:style-name="P12">payment_history=&gt;</text:p>
      <text:p text:style-name="P1"><text:s text:c="22"/><text:span text:style-name="T3">1) payment_history belongs_to users.</text:span></text:p>
      <text:p text:style-name="P1"><text:s text:c="2"/></text:p>
      <text:p text:style-name="P1"/>
      <text:p text:style-name="P1"><text:span text:style-name="T8">Membership_plan=&gt; <text:s text:c="3"/></text:span><text:s/></text:p>
      <text:p text:style-name="P23"><text:s text:c="8"/><text:span text:style-name="T3">1) membership_plan has_one user.</text:span></text:p>
      <text:p text:style-name="P1"/>
      <text:p text:style-name="P1"><text:s text:c="9"/></text:p>
      <text:p text:style-name="P12">Email=&gt;</text:p>
      <text:p text:style-name="P1"><text:span text:style-name="T3"><text:s text:c="23"/>1) email has_one invoice.</text:span></text:p>
      <text:p text:style-name="P2"><text:s text:c="23"/>2) email has_one estimate.</text:p>
      <text:p text:style-name="P2"><text:s text:c="23"/>3) email has_one payment_reminder_mail.</text:p>
      <text:p text:style-name="P2"><text:s text:c="23"/>4) email has_one login_info_mail</text:p>
      <text:p text:style-name="P2"><text:s text:c="23"/>5) email has_one estimate_thanks_mail.</text:p>
      <text:p text:style-name="P2"><text:s text:c="23"/>6) email has_one notifiaction_mail.</text:p>
      <text:p text:style-name="P2"><text:s text:c="23"/>7) email has_one staff. <text:s/></text:p>
      <text:p text:style-name="P2"/>
      <text:p text:style-name="P2"/>
      <text:p text:style-name="P12">Templates_customization=&gt;</text:p>
      <text:p text:style-name="P1"><text:s text:c="23"/><text:span text:style-name="T3">1) templates_customization belongs_to template_type(invoice,estimate,p_ord)</text:span></text:p>
      <text:p text:style-name="P1"><text:span text:style-name="T3"><text:s text:c="23"/>2) templates belongs_to placeholderes</text:span></text:p>
      <text:p text:style-name="P1"><text:s text:c="20"/><text:span text:style-name="T3"><text:s text:c="2"/></text:span></text:p>
      <text:p text:style-name="P1"/>
      <text:p text:style-name="P12">Placeholders=&gt;</text:p>
      <text:p text:style-name="P1"><text:s text:c="23"/><text:span text:style-name="T3">1) placeholders has_one templates_customization.</text:span></text:p>
      <text:p text:style-name="P1"/>
      <text:p text:style-name="P1"/>
      <text:p text:style-name="P1"/>
      <text:p text:style-name="P12">Settings=&gt;</text:p>
      <text:p text:style-name="P1"><text:s text:c="23"/><text:span text:style-name="T3">1) settings belongs_to user.</text:span></text:p>
      <text:p text:style-name="P1"/>
      <text:p text:style-name="P1"><text:soft-page-break/></text:p>
      <text:p text:style-name="P1"/>
      <text:p text:style-name="P1"><text:s text:c="4"/><text:span text:style-name="T5">//Polymorphic tables</text:span></text:p>
      <text:p text:style-name="P2"/>
      <text:list xml:id="list1504486371" text:style-name="L3">
        <text:list-item>
          <text:p text:style-name="P9">poly_products</text:p>
        </text:list-item>
        <text:list-item>
          <text:p text:style-name="P9">poly_templates.</text:p>
        </text:list-item>
        <text:list-item>
          <text:p text:style-name="P9">poly_logo's_and_images</text:p>
        </text:list-item>
      </text:list>
      <text:p text:style-name="P2"/>
      <text:list xml:id="list531034753" text:continue-numbering="true" text:style-name="L3">
        <text:list-header>
          <text:p text:style-name="P4"/>
        </text:list-header>
      </text:list>
      <text:p text:style-name="Standard"><text:span text:style-name="T1"><text:s text:c="4"/></text:span><text:span text:style-name="T4"><text:s/></text:span></text:p>
      <text:p text:style-name="Standard"><text:span text:style-name="T3"><text:s text:c="10"/></text:span></text:p>
      <text:p text:style-name="P2"><text:s text:c="11"/></text:p>
      <text:p text:style-name="P2"><text:s text:c="9"/></text:p>
      <text:p text:style-name="Standard"><text:s text:c="3"/><text:span text:style-name="T1"><text:s text:c="4"/>//user schema// <text:s text:c="4"/></text:span><text:s text:c="35"/></text:p>
      <text:p text:style-name="Standard"><text:s text:c="2"/></text:p>
      <text:p text:style-name="Standard"><text:s text:c="4"/>id <text:s text:c="44"/>:integer </text:p>
      <text:p text:style-name="Standard"><text:s text:c="4"/>contact_name <text:s text:c="25"/>:string</text:p>
      <text:p text:style-name="Standard"><text:s text:c="4"/>company_name <text:s text:c="22"/>:string</text:p>
      <text:p text:style-name="Standard"><text:s text:c="4"/>email <text:s text:c="39"/>:string </text:p>
      <text:p text:style-name="Standard"><text:s text:c="4"/>username <text:s text:c="32"/>:string </text:p>
      <text:p text:style-name="Standard"><text:s text:c="4"/>password <text:s text:c="32"/>:string </text:p>
      <text:p text:style-name="Standard"><text:s text:c="4"/>confirm_password <text:s text:c="17"/>:string </text:p>
      <text:p text:style-name="Standard"><text:s text:c="4"/>dns_title <text:s text:c="33"/>:string </text:p>
      <text:p text:style-name="Standard"><text:s text:c="4"/>mobile_no <text:s text:c="30"/>:int </text:p>
      <text:p text:style-name="Standard"><text:s text:c="4"/>company_add <text:s text:c="25"/>:text </text:p>
      <text:p text:style-name="Standard"><text:s text:c="4"/>company_profession_id <text:s text:c="9"/>:int</text:p>
      <text:p text:style-name="Standard"><text:s text:c="4"/>company_size <text:s text:c="25"/>:int </text:p>
      <text:p text:style-name="Standard"><text:s text:c="4"/>country_id <text:s text:c="31"/>:int</text:p>
      <text:p text:style-name="Standard"><text:s text:c="4"/>currency_id <text:s text:c="29"/>:int</text:p>
      <text:p text:style-name="Standard"><text:s text:c="4"/>timezone_id <text:s text:c="28"/>:int</text:p>
      <text:p text:style-name="Standard"><text:s text:c="4"/>date_formate_id <text:s text:c="22"/>:int</text:p>
      <text:p text:style-name="Standard"><text:s text:c="4"/>membership_plan_id <text:s text:c="14"/>:int</text:p>
      <text:p text:style-name="Standard"><text:s text:c="4"/></text:p>
      <text:p text:style-name="Standard"><text:s text:c="5"/></text:p>
      <text:p text:style-name="Standard"><text:s text:c="5"/><text:span text:style-name="T1"><text:s/>//invoice schema// </text:span></text:p>
      <text:p text:style-name="Standard"><text:s text:c="3"/></text:p>
      <text:p text:style-name="Standard"><text:s text:c="6"/>id <text:s text:c="44"/>:int </text:p>
      <text:p text:style-name="Standard"><text:s text:c="6"/>client_name_id <text:s text:c="22"/>:int</text:p>
      <text:p text:style-name="Standard"><text:s text:c="6"/>address <text:s text:c="34"/>:text </text:p>
      <text:p text:style-name="Standard"><text:s text:c="6"/>invoice_title <text:s text:c="26"/>:string </text:p>
      <text:p text:style-name="Standard"><text:s text:c="6"/>purchase_order_no <text:s text:c="16"/>:int </text:p>
      <text:p text:style-name="Standard"><text:s text:c="6"/>invoice_no <text:s text:c="29"/>:string </text:p>
      <text:p text:style-name="Standard"><text:s text:c="6"/>payment_terms_id <text:s text:c="17"/>:int</text:p>
      <text:p text:style-name="Standard"><text:s text:c="6"/>late_fee_id <text:s text:c="29"/>:int </text:p>
      <text:p text:style-name="Standard"><text:s text:c="6"/>invoice_date <text:s text:c="27"/>:date </text:p>
      <text:p text:style-name="Standard"><text:s text:c="6"/>due_date <text:s text:c="33"/>:date </text:p>
      <text:p text:style-name="Standard"><text:s text:c="6"/>product_name_id <text:s text:c="19"/>:int</text:p>
      <text:p text:style-name="Standard"><text:s text:c="6"/>description <text:s text:c="29"/>:string</text:p>
      <text:p text:style-name="Standard"><text:s text:c="6"/>unit_cost <text:s text:c="32"/>:decimal </text:p>
      <text:p text:style-name="Standard"><text:s text:c="6"/>quantity <text:s text:c="34"/>:int </text:p>
      <text:p text:style-name="Standard"><text:s text:c="6"/>discount <text:s text:c="33"/>:decimal </text:p>
      <text:p text:style-name="Standard"><text:s text:c="6"/>tax_id <text:s text:c="37"/>:int</text:p>
      <text:p text:style-name="Standard"><text:soft-page-break/><text:s text:c="6"/>price <text:s text:c="37"/>:decimal </text:p>
      <text:p text:style-name="Standard"><text:s text:c="6"/>sub_total <text:s text:c="30"/>:decimal </text:p>
      <text:p text:style-name="Standard"><text:s text:c="6"/>total <text:s text:c="38"/>:decimal </text:p>
      <text:p text:style-name="Standard"><text:s text:c="6"/>net_balance <text:s text:c="26"/>:decimal </text:p>
      <text:p text:style-name="Standard"><text:s text:c="6"/>gross_balance <text:s text:c="22"/>:decimal </text:p>
      <text:p text:style-name="Standard"><text:s text:c="6"/>schedule_this_invoice_for <text:s text:c="2"/>:datetime </text:p>
      <text:p text:style-name="Standard"><text:s text:c="6"/>templates_id <text:s text:c="24"/>:int</text:p>
      <text:p text:style-name="Standard"><text:s text:c="6"/>term_and_conditions <text:s text:c="11"/>:text </text:p>
      <text:p text:style-name="Standard"><text:s text:c="6"/>invoice_notes <text:s text:c="22"/>:text </text:p>
      <text:p text:style-name="Standard"><text:s text:c="8"/></text:p>
      <text:p text:style-name="Standard"/>
      <text:p text:style-name="Standard"><text:s text:c="7"/><text:span text:style-name="T1"><text:s/>//estimate//schema// <text:s text:c="3"/></text:span></text:p>
      <text:p text:style-name="Standard"/>
      <text:p text:style-name="Standard"><text:s text:c="6"/>id <text:s text:c="40"/>: int </text:p>
      <text:p text:style-name="Standard"><text:s text:c="6"/>client_id <text:s text:c="29"/>: int</text:p>
      <text:p text:style-name="Standard"><text:s text:c="6"/>address <text:s text:c="31"/>:text </text:p>
      <text:p text:style-name="Standard"><text:s text:c="6"/>estimate_title <text:s text:c="21"/>:string</text:p>
      <text:p text:style-name="Standard"><text:s text:c="6"/>purchase_order_no <text:s text:c="12"/>:int </text:p>
      <text:p text:style-name="Standard"><text:s text:c="6"/>estimate_no <text:s text:c="23"/>:string </text:p>
      <text:p text:style-name="Standard"><text:s text:c="6"/>estimate_date <text:s text:c="20"/>:date </text:p>
      <text:p text:style-name="Standard"><text:s text:c="7"/>product_id <text:s text:c="24"/>:int</text:p>
      <text:p text:style-name="Standard"><text:s text:c="6"/>description <text:s text:c="25"/>:string</text:p>
      <text:p text:style-name="Standard"><text:s text:c="6"/>unit_cost <text:s text:c="28"/>:decimal </text:p>
      <text:p text:style-name="Standard"><text:s text:c="6"/>quantity <text:s text:c="30"/>:int </text:p>
      <text:p text:style-name="Standard"><text:s text:c="6"/>discount <text:s text:c="29"/>:decimal </text:p>
      <text:p text:style-name="Standard"><text:s text:c="6"/>tax_id <text:s text:c="32"/>:int </text:p>
      <text:p text:style-name="Standard"><text:s text:c="6"/>price <text:s text:c="34"/>:decimal </text:p>
      <text:p text:style-name="Standard"><text:s text:c="6"/>sub_total <text:s text:c="28"/>:decimal </text:p>
      <text:p text:style-name="Standard"><text:s text:c="6"/>total <text:s text:c="36"/>:decimal </text:p>
      <text:p text:style-name="Standard"><text:s text:c="6"/>net_balance <text:s text:c="24"/>:decimal </text:p>
      <text:p text:style-name="Standard"><text:s text:c="6"/>gross_balance <text:s text:c="20"/>:decimal </text:p>
      <text:p text:style-name="Standard"><text:s text:c="6"/>schedule_this_invoice_for <text:s/>:datetime </text:p>
      <text:p text:style-name="Standard"><text:s text:c="6"/>templates_id <text:s text:c="23"/>:int </text:p>
      <text:p text:style-name="Standard"><text:s text:c="6"/>term_and_conditions <text:s text:c="10"/>:text </text:p>
      <text:p text:style-name="Standard"><text:s text:c="6"/>estimates_notes <text:s text:c="18"/>:text </text:p>
      <text:p text:style-name="Standard"><text:s text:c="6"/></text:p>
      <text:p text:style-name="Standard"><text:s text:c="9"/><text:span text:style-name="T1"><text:s/>//recurring//schema//</text:span></text:p>
      <text:p text:style-name="P1"/>
      <text:p text:style-name="Standard"><text:span text:style-name="T1"><text:s text:c="5"/></text:span><text:span text:style-name="T3"><text:s text:c="2"/>id <text:s text:c="40"/>: int </text:span></text:p>
      <text:p text:style-name="P2"><text:s text:c="6"/>client_id <text:s text:c="30"/>: int</text:p>
      <text:p text:style-name="P2"><text:s text:c="6"/>address <text:s text:c="32"/>:text </text:p>
      <text:p text:style-name="P2"><text:s text:c="6"/>recurring_title <text:s text:c="21"/>:string</text:p>
      <text:p text:style-name="Standard"><text:s text:c="6"/>purchase_order_no <text:s text:c="14"/>:int </text:p>
      <text:p text:style-name="P2"><text:s text:c="6"/>occurrences <text:s text:c="25"/>:int</text:p>
      <text:p text:style-name="P2"><text:s text:c="6"/>invoice_date <text:s text:c="24"/>:date</text:p>
      <text:p text:style-name="P2"><text:s text:c="6"/>frequency_id <text:s text:c="23"/>:int</text:p>
      <text:p text:style-name="P2"><text:s text:c="6"/>late_fee_id <text:s text:c="26"/>:int</text:p>
      <text:p text:style-name="Standard"><text:span text:style-name="T3"><text:s text:c="6"/>l</text:span>ate_fee_day_after <text:s text:c="14"/>:string</text:p>
      <text:p text:style-name="Standard"><text:s text:c="6"/>recurring_no <text:s text:c="23"/>:string</text:p>
      <text:p text:style-name="Standard"><text:s text:c="6"/>product_id <text:s text:c="26"/>:int</text:p>
      <text:p text:style-name="Standard"><text:s text:c="6"/>description <text:s text:c="26"/>:string</text:p>
      <text:p text:style-name="Standard"><text:s text:c="6"/>unit_cost <text:s text:c="28"/>:decimal </text:p>
      <text:p text:style-name="Standard"><text:soft-page-break/><text:s text:c="6"/>quantity <text:s text:c="30"/>:int </text:p>
      <text:p text:style-name="Standard"><text:s text:c="6"/>discount <text:s text:c="29"/>:float </text:p>
      <text:p text:style-name="Standard"><text:s text:c="6"/>tax_id <text:s text:c="33"/>:int</text:p>
      <text:p text:style-name="Standard"><text:s text:c="6"/>price <text:s text:c="35"/>:decimal </text:p>
      <text:p text:style-name="Standard"><text:s text:c="6"/>sub_total <text:s text:c="28"/>:decimal </text:p>
      <text:p text:style-name="Standard"><text:s text:c="6"/>total <text:s text:c="35"/>:decimal </text:p>
      <text:p text:style-name="Standard"><text:s text:c="6"/>net_balance <text:s text:c="23"/>:decimal </text:p>
      <text:p text:style-name="Standard"><text:s text:c="6"/>gross_balance <text:s text:c="20"/>:decimal </text:p>
      <text:p text:style-name="Standard"><text:s text:c="6"/>templates_id <text:s text:c="22"/>:int </text:p>
      <text:p text:style-name="Standard"><text:s text:c="6"/>term_and_conditions <text:s text:c="9"/>:text </text:p>
      <text:p text:style-name="Standard"><text:s text:c="6"/>invoice_notes <text:s text:c="20"/>:text </text:p>
      <text:p text:style-name="Standard"><text:s text:c="5"/></text:p>
      <text:p text:style-name="Standard"><text:s text:c="8"/><text:span text:style-name="T1"><text:s/>//category//schema//</text:span></text:p>
      <text:p text:style-name="P1"><text:s text:c="4"/></text:p>
      <text:p text:style-name="Standard"><text:s text:c="9"/>id <text:s text:c="34"/>:int</text:p>
      <text:p text:style-name="Standard"><text:s text:c="8"/>category_name <text:s text:c="14"/>:string</text:p>
      <text:p text:style-name="Standard"><text:s text:c="5"/></text:p>
      <text:p text:style-name="Standard"/>
      <text:p text:style-name="Standard"><text:s text:c="8"/><text:span text:style-name="T1">// expenses//schema//</text:span></text:p>
      <text:p text:style-name="P1"><text:s text:c="4"/></text:p>
      <text:p text:style-name="Standard"><text:span text:style-name="T1"><text:s text:c="9"/></text:span><text:span text:style-name="T3">id <text:s text:c="33"/>:int</text:span></text:p>
      <text:p text:style-name="P2"><text:s text:c="9"/>amount <text:s text:c="24"/>:int</text:p>
      <text:p text:style-name="Standard"><text:span text:style-name="T3"><text:s text:c="8"/></text:span><text:span text:style-name="T1"><text:s/></text:span><text:span text:style-name="T3">date <text:s text:c="29"/>:date</text:span></text:p>
      <text:p text:style-name="P2"><text:s text:c="9"/>tax_id <text:s text:c="26"/>:int</text:p>
      <text:p text:style-name="P2"><text:s text:c="9"/>category_id <text:s text:c="17"/>:int</text:p>
      <text:p text:style-name="P2"><text:s text:c="9"/>project_id <text:s text:c="20"/>:int</text:p>
      <text:p text:style-name="P2"><text:s text:c="9"/>attached_receipt_image <text:s/>:character varying</text:p>
      <text:p text:style-name="P2"><text:s text:c="8"/>client_id <text:s text:c="23"/>:string</text:p>
      <text:p text:style-name="P2"><text:s text:c="8"/>notes <text:s text:c="29"/>:string</text:p>
      <text:p text:style-name="P2"><text:s text:c="8"/>frequency_id <text:s text:c="16"/>:int</text:p>
      <text:p text:style-name="P2"><text:s text:c="9"/>until <text:s text:c="29"/>:string</text:p>
      <text:p text:style-name="P2"/>
      <text:p text:style-name="Standard"><text:span text:style-name="T3"><text:s text:c="7"/></text:span><text:span text:style-name="T1"><text:s/>//product//schema//</text:span></text:p>
      <text:p text:style-name="P1"><text:s text:c="7"/></text:p>
      <text:p text:style-name="Standard"><text:span text:style-name="T1"><text:s text:c="7"/></text:span><text:span text:style-name="T3">id <text:s text:c="35"/>:int</text:span></text:p>
      <text:p text:style-name="P2"><text:s text:c="7"/>product_name <text:s text:c="15"/>:string</text:p>
      <text:p text:style-name="P2"><text:s text:c="7"/>quantity <text:s text:c="25"/>:int</text:p>
      <text:p text:style-name="P2"><text:s text:c="7"/>unit_cost <text:s text:c="23"/>:decimal</text:p>
      <text:p text:style-name="P2"><text:s text:c="7"/>tax_id <text:s text:c="28"/>:string</text:p>
      <text:p text:style-name="P2"><text:s text:c="7"/>product_description <text:s text:c="6"/>:text</text:p>
      <text:p text:style-name="P2"><text:s text:c="6"/>current_stock <text:s text:c="17"/>:int</text:p>
      <text:p text:style-name="P2"><text:s text:c="6"/></text:p>
      <text:p text:style-name="P2"/>
      <text:p text:style-name="Standard"><text:span text:style-name="T3"><text:s text:c="6"/></text:span><text:span text:style-name="T1"><text:s text:c="2"/>//project//schema//</text:span></text:p>
      <text:p text:style-name="P2"><text:s text:c="8"/></text:p>
      <text:p text:style-name="P2"><text:s text:c="8"/>id <text:s text:c="34"/>:int</text:p>
      <text:p text:style-name="P2"><text:s text:c="8"/>project_name <text:s text:c="15"/>:string</text:p>
      <text:p text:style-name="P2"><text:s text:c="8"/>client_id <text:s text:c="23"/>:int</text:p>
      <text:p text:style-name="P2"><text:s text:c="8"/>purchase_order_no <text:s text:c="6"/>:string</text:p>
      <text:p text:style-name="P2"><text:s text:c="8"/>user_id <text:s text:c="25"/>:int</text:p>
      <text:p text:style-name="P2"><text:s text:c="8"/>Description <text:s text:c="18"/>:text</text:p>
      <text:p text:style-name="P2"><text:s text:c="8"/>billing method <text:s text:c="13"/>:string</text:p>
      <text:p text:style-name="P2"><text:soft-page-break/><text:s text:c="7"/>purchase_order_no <text:s text:c="7"/>:string</text:p>
      <text:p text:style-name="P2"><text:s text:c="7"/>time_budget <text:s text:c="18"/>:int</text:p>
      <text:p text:style-name="P2"><text:s text:c="7"/>flat amount <text:s text:c="20"/>:decimal</text:p>
      <text:p text:style-name="P2"><text:s text:c="6"/>project_manager <text:s text:c="12"/>:string</text:p>
      <text:p text:style-name="P2"><text:s text:c="7"/>task_id <text:s text:c="26"/>:int</text:p>
      <text:p text:style-name="P2"><text:s text:c="7"/>staff_id <text:s text:c="25"/>:int</text:p>
      <text:p text:style-name="P2"><text:s text:c="2"/></text:p>
      <text:p text:style-name="P2"/>
      <text:p text:style-name="P2"><text:s text:c="5"/><text:span text:style-name="T1"><text:s text:c="4"/>//task//schema//</text:span></text:p>
      <text:p text:style-name="P2"><text:span text:style-name="T1"/></text:p>
      <text:p text:style-name="P2"><text:span text:style-name="T1"><text:s text:c="5"/></text:span><text:s/>task_name <text:s text:c="22"/>:string</text:p>
      <text:p text:style-name="P2"><text:s text:c="5"/>estimate_hours <text:s text:c="15"/>:time</text:p>
      <text:p text:style-name="P2"><text:s text:c="5"/>start_date <text:s text:c="24"/>:date</text:p>
      <text:p text:style-name="P2"><text:s text:c="5"/>end_date <text:s text:c="25"/>:date</text:p>
      <text:p text:style-name="P2"><text:s text:c="5"/>description <text:s text:c="22"/>:text</text:p>
      <text:p text:style-name="P2"><text:s text:c="5"/>project_id <text:s text:c="24"/>:int</text:p>
      <text:p text:style-name="P2"><text:s text:c="6"/></text:p>
      <text:p text:style-name="P2"><text:s text:c="6"/></text:p>
      <text:p text:style-name="Standard"><text:span text:style-name="T1"><text:s text:c="7"/>//client// schema// <text:s text:c="4"/></text:span><text:s text:c="35"/></text:p>
      <text:p text:style-name="Standard"><text:s text:c="2"/></text:p>
      <text:p text:style-name="Standard"><text:s text:c="4"/>id <text:s text:c="43"/>:integer </text:p>
      <text:p text:style-name="Standard"><text:s text:c="4"/>contact_name <text:s text:c="24"/>:string</text:p>
      <text:p text:style-name="Standard"><text:s text:c="4"/>company_name <text:s text:c="20"/>:string</text:p>
      <text:p text:style-name="Standard"><text:s text:c="4"/>email <text:s text:c="37"/>:string </text:p>
      <text:p text:style-name="Standard"><text:s text:c="5"/>mobile_no <text:s text:c="28"/>:int </text:p>
      <text:p text:style-name="Standard"><text:s text:c="4"/>company_add <text:s text:c="23"/>:text </text:p>
      <text:p text:style-name="Standard"><text:s text:c="4"/>company_profession_id <text:s text:c="7"/>:int</text:p>
      <text:p text:style-name="Standard"><text:s text:c="4"/>company_size <text:s text:c="23"/>:int </text:p>
      <text:p text:style-name="Standard"><text:s text:c="4"/>country_id <text:s text:c="28"/>:int</text:p>
      <text:p text:style-name="Standard"><text:s text:c="4"/>currency_id <text:s text:c="26"/>:int</text:p>
      <text:p text:style-name="Standard"><text:s text:c="4"/>timezone_id <text:s text:c="25"/>:int</text:p>
      <text:p text:style-name="Standard"><text:s text:c="4"/>date_formate_id <text:s text:c="19"/>:int</text:p>
      <text:p text:style-name="Standard"><text:s text:c="2"/></text:p>
      <text:p text:style-name="P1"><text:s text:c="4"/></text:p>
      <text:p text:style-name="P1"><text:s text:c="9"/>//country//schema//</text:p>
      <text:p text:style-name="P1"><text:s text:c="3"/></text:p>
      <text:p text:style-name="P2"><text:s text:c="8"/>id <text:s text:c="36"/>:int</text:p>
      <text:p text:style-name="P2"><text:s text:c="8"/>country_name <text:s text:c="16"/>:string</text:p>
      <text:p text:style-name="P2"><text:s text:c="7"/></text:p>
      <text:p text:style-name="P2"/>
      <text:p text:style-name="P2"><text:s text:c="4"/><text:span text:style-name="T1"><text:s text:c="3"/>//currency//schema//</text:span></text:p>
      <text:p text:style-name="P2"><text:span text:style-name="T1"><text:s text:c="3"/></text:span><text:s text:c="6"/>id <text:s text:c="36"/>:int</text:p>
      <text:p text:style-name="P2"><text:s text:c="9"/>currency_name <text:s text:c="14"/>:string</text:p>
      <text:p text:style-name="P2"><text:s text:c="9"/>country_id <text:s text:c="22"/>:int</text:p>
      <text:p text:style-name="P2"/>
      <text:p text:style-name="P2"/>
      <text:p text:style-name="P2"/>
      <text:p text:style-name="P2"><text:s text:c="7"/><text:span text:style-name="T1"><text:s/>//timezone//schema//</text:span></text:p>
      <text:p text:style-name="P1"><text:s text:c="7"/><text:span text:style-name="T3"><text:s text:c="3"/>id <text:s text:c="37"/>:int</text:span></text:p>
      <text:p text:style-name="P2"><text:s text:c="10"/>timezone_name <text:s text:c="14"/>:string</text:p>
      <text:p text:style-name="P2"><text:s text:c="9"/>country_id <text:s text:c="23"/>:int</text:p>
      <text:p text:style-name="P2"><text:s text:c="2"/></text:p>
      <text:p text:style-name="P2"><text:soft-page-break/></text:p>
      <text:p text:style-name="P2"><text:s text:c="7"/><text:span text:style-name="T1">//company_professions//schema//</text:span></text:p>
      <text:p text:style-name="P2"><text:span text:style-name="T1"><text:s text:c="5"/></text:span><text:s text:c="5"/>id <text:s text:c="45"/>:int</text:p>
      <text:p text:style-name="P2"><text:s text:c="9"/>company_profession_name <text:s text:c="5"/>:string</text:p>
      <text:p text:style-name="P2"><text:s text:c="7"/></text:p>
      <text:p text:style-name="P2"/>
      <text:p text:style-name="P2"/>
      <text:p text:style-name="P2"/>
      <text:p text:style-name="P2"><text:s text:c="9"/><text:span text:style-name="T1">//staff// schema// <text:s text:c="4"/></text:span><text:s text:c="35"/></text:p>
      <text:p text:style-name="Standard"><text:s text:c="2"/></text:p>
      <text:p text:style-name="Standard"><text:s text:c="4"/>id <text:s text:c="47"/>:integer </text:p>
      <text:p text:style-name="Standard"><text:s text:c="4"/>contact_name <text:s text:c="28"/>:string</text:p>
      <text:p text:style-name="Standard"><text:s text:c="4"/>company_name <text:s text:c="25"/>:string</text:p>
      <text:p text:style-name="Standard"><text:s text:c="4"/>email <text:s text:c="42"/>:string </text:p>
      <text:p text:style-name="Standard"><text:s text:c="5"/>mobile_no <text:s text:c="33"/>:int </text:p>
      <text:p text:style-name="Standard"><text:s text:c="4"/>company_add <text:s text:c="28"/>:text </text:p>
      <text:p text:style-name="Standard"><text:s text:c="4"/>company_profession_id <text:s text:c="12"/>:int</text:p>
      <text:p text:style-name="Standard"><text:s text:c="4"/>company_size <text:s text:c="27"/>:int </text:p>
      <text:p text:style-name="Standard"><text:s text:c="4"/>country_id <text:s text:c="33"/>:int</text:p>
      <text:p text:style-name="Standard"><text:s text:c="4"/>currency_id <text:s text:c="31"/>:int</text:p>
      <text:p text:style-name="Standard"><text:s text:c="4"/>timezone_id <text:s text:c="30"/>:int</text:p>
      <text:p text:style-name="Standard"><text:s text:c="4"/>date_formate_id <text:s text:c="24"/>:int</text:p>
      <text:p text:style-name="Standard"/>
      <text:p text:style-name="Standard"><text:s text:c="6"/></text:p>
      <text:p text:style-name="Standard"><text:s text:c="8"/><text:span text:style-name="T1"><text:s/>//payment_terms//schema//</text:span></text:p>
      <text:p text:style-name="P1"/>
      <text:p text:style-name="Standard"><text:span text:style-name="T1"><text:s text:c="5"/></text:span><text:span text:style-name="T3"><text:s text:c="6"/>id <text:s text:c="39"/>:int</text:span></text:p>
      <text:p text:style-name="P2"><text:s text:c="11"/>payment_terms <text:s text:c="17"/>:string</text:p>
      <text:p text:style-name="P2"/>
      <text:p text:style-name="P2"/>
      <text:p text:style-name="P2"><text:s text:c="6"/><text:span text:style-name="T1"><text:s/>//dateformat//schema//</text:span></text:p>
      <text:p text:style-name="P2"><text:span text:style-name="T1"><text:s text:c="6"/></text:span><text:s text:c="4"/>id <text:s text:c="41"/>:int</text:p>
      <text:p text:style-name="P2"><text:s text:c="10"/>dateformat <text:s text:c="27"/>:string</text:p>
      <text:p text:style-name="P2"><text:s text:c="2"/></text:p>
      <text:p text:style-name="P2"><text:s text:c="7"/></text:p>
      <text:p text:style-name="P2"><text:s text:c="5"/><text:span text:style-name="T1"><text:s text:c="2"/>//tax//schema//</text:span></text:p>
      <text:p text:style-name="P2"><text:span text:style-name="T1"><text:s text:c="7"/></text:span><text:s/>tax_name <text:s text:c="26"/>:string</text:p>
      <text:p text:style-name="P2"><text:s text:c="8"/>tax <text:s text:c="37"/>:string</text:p>
      <text:p text:style-name="P2"><text:s text:c="8"/>percant <text:s text:c="29"/>:decimal</text:p>
      <text:p text:style-name="P2"><text:s text:c="2"/></text:p>
      <text:p text:style-name="P2"><text:s text:c="6"/><text:span text:style-name="T1">//late_fee//schema//</text:span></text:p>
      <text:p text:style-name="P2"><text:span text:style-name="T1"><text:s text:c="6"/></text:span>late_fee_name <text:s text:c="20"/>:string</text:p>
      <text:p text:style-name="P2"><text:s text:c="6"/>type <text:s text:c="36"/>:string</text:p>
      <text:p text:style-name="P2"><text:s text:c="6"/>value <text:s text:c="35"/>:int</text:p>
      <text:p text:style-name="P2"><text:s text:c="6"/>late_fee_apply <text:s text:c="20"/>:string</text:p>
      <text:p text:style-name="P2"/>
      <text:p text:style-name="P2"/>
      <text:p text:style-name="P2"/>
      <text:p text:style-name="P2"/>
      <text:p text:style-name="P2"><text:s text:c="4"/><text:span text:style-name="T1"><text:s/>//templates//schema//</text:span></text:p>
      <text:p text:style-name="P2"><text:span text:style-name="T1"><text:s text:c="7"/></text:span>id <text:s text:c="37"/>:int</text:p>
      <text:p text:style-name="P2"><text:s text:c="7"/>templates <text:s text:c="24"/>:string</text:p>
      <text:p text:style-name="P2"><text:soft-page-break/></text:p>
      <text:p text:style-name="P2"/>
      <text:p text:style-name="P2"><text:s text:c="4"/><text:span text:style-name="T1"><text:s/>//placeholder//schema//</text:span></text:p>
      <text:p text:style-name="P2"><text:s text:c="8"/>id <text:s text:c="36"/>:int</text:p>
      <text:p text:style-name="P2"><text:s text:c="8"/>placeholder <text:s text:c="20"/>:string</text:p>
      <text:p text:style-name="P2"><text:s text:c="3"/></text:p>
      <text:p text:style-name="P2"/>
      <text:p text:style-name="P2"><text:s text:c="5"/><text:span text:style-name="T1"><text:s/>//email//schema//</text:span></text:p>
      <text:p text:style-name="P2"><text:span text:style-name="T1"><text:s text:c="7"/></text:span><text:s/>id <text:s text:c="36"/>:int</text:p>
      <text:p text:style-name="P2"><text:s text:c="8"/>subject <text:s text:c="28"/>:string</text:p>
      <text:p text:style-name="P2"><text:s text:c="8"/>mail_content <text:s text:c="18"/>: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s </meta:initial-creator>
    <meta:creation-date>2013-06-25T13:31:43</meta:creation-date>
    <dc:date>2013-06-26T19:34:35</dc:date>
    <dc:creator>cis </dc:creator>
    <meta:editing-duration>PT16H08M48S</meta:editing-duration>
    <meta:editing-cycles>1877</meta:editing-cycles>
    <meta:generator>OpenOffice.org/3.2$Unix OpenOffice.org_project/320m12$Build-9483</meta:generator>
    <meta:document-statistic meta:table-count="0" meta:image-count="0" meta:object-count="0" meta:page-count="11" meta:paragraph-count="440" meta:word-count="958" meta:character-count="16846"/>
  </office:meta>
</office:document-meta>
</file>